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VersionStrategy.getResourceVersion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VersionStrategy.FixedVersionStrategy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